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8" style:family="table">
      <style:table-properties style:width="16.9cm" fo:margin-left="-0.199cm" table:align="left" style:writing-mode="lr-tb"/>
    </style:style>
    <style:style style:name="Таблица18.A" style:family="table-column">
      <style:table-column-properties style:column-width="2.374cm"/>
    </style:style>
    <style:style style:name="Таблица18.B" style:family="table-column">
      <style:table-column-properties style:column-width="6.463cm"/>
    </style:style>
    <style:style style:name="Таблица18.C" style:family="table-column">
      <style:table-column-properties style:column-width="8.063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965ec2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style:paragraph-properties fo:line-height="100%" fo:text-align="center" style:justify-single-word="false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b09864" officeooo:paragraph-rsid="00b09864" style:font-size-asian="16pt" style:font-size-complex="16pt"/>
    </style:style>
    <style:style style:name="P14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6" style:family="paragraph" style:parent-style-name="Заголовок_20_1_20_титул">
      <style:text-properties officeooo:rsid="00b09864" officeooo:paragraph-rsid="00b09864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0" style:family="paragraph" style:parent-style-name="Heading_20_2">
      <style:paragraph-properties fo:break-before="page"/>
      <style:text-properties officeooo:paragraph-rsid="00b09864"/>
    </style:style>
    <style:style style:name="P21" style:family="paragraph" style:parent-style-name="Heading_20_2">
      <style:text-properties officeooo:paragraph-rsid="00b09864"/>
    </style:style>
    <style:style style:name="P22" style:family="paragraph" style:parent-style-name="Heading_20_2">
      <style:text-properties officeooo:rsid="00c71c78" officeooo:paragraph-rsid="00c71c78"/>
    </style:style>
    <style:style style:name="P23" style:family="paragraph" style:parent-style-name="Heading_20_3">
      <style:text-properties officeooo:paragraph-rsid="00baf677"/>
    </style:style>
    <style:style style:name="P24" style:family="paragraph" style:parent-style-name="Standard">
      <style:text-properties officeooo:rsid="00baddb9" officeooo:paragraph-rsid="00baddb9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weight="bold" officeooo:paragraph-rsid="00be5233" style:font-weight-asian="bold" style:font-weight-complex="bold"/>
    </style:style>
    <style:style style:name="P27" style:family="paragraph" style:parent-style-name="Standard">
      <style:text-properties fo:font-weight="bold" officeooo:paragraph-rsid="00be8119" style:font-weight-asian="bold" style:font-weight-complex="bold"/>
    </style:style>
    <style:style style:name="P28" style:family="paragraph" style:parent-style-name="Standard">
      <style:text-properties fo:font-weight="bold" officeooo:paragraph-rsid="00c0f1ee" style:font-weight-asian="bold" style:font-weight-complex="bold"/>
    </style:style>
    <style:style style:name="P29" style:family="paragraph" style:parent-style-name="Standard">
      <style:text-properties fo:font-weight="bold" officeooo:paragraph-rsid="00c3b1e2" style:font-weight-asian="bold" style:font-weight-complex="bold"/>
    </style:style>
    <style:style style:name="P30" style:family="paragraph" style:parent-style-name="Standard">
      <style:text-properties fo:font-weight="bold" officeooo:paragraph-rsid="00c568ba" style:font-weight-asian="bold" style:font-weight-complex="bold"/>
    </style:style>
    <style:style style:name="P3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2" style:family="paragraph" style:parent-style-name="Text_20_body" style:list-style-name="WW8Num60"/>
    <style:style style:name="P3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b6092d" officeooo:paragraph-rsid="00b6092d"/>
    </style:style>
    <style:style style:name="P34" style:family="paragraph" style:parent-style-name="Text_20_body">
      <style:text-properties officeooo:paragraph-rsid="008ed1db"/>
    </style:style>
    <style:style style:name="P35" style:family="paragraph" style:parent-style-name="Text_20_body">
      <style:text-properties officeooo:rsid="00c76123" officeooo:paragraph-rsid="00c76123"/>
    </style:style>
    <style:style style:name="P36" style:family="paragraph" style:parent-style-name="Листинг">
      <style:text-properties officeooo:rsid="00ba3ff3" officeooo:paragraph-rsid="00ba3ff3"/>
    </style:style>
    <style:style style:name="P37" style:family="paragraph" style:parent-style-name="Мой_20_код" style:list-style-name="Нумерация_20_кода"/>
    <style:style style:name="P38" style:family="paragraph" style:parent-style-name="Мой_20_код" style:list-style-name="Нумерация_20_кода">
      <style:text-properties officeooo:paragraph-rsid="00ba3ff3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3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b6092d"/>
    </style:style>
    <style:style style:name="T6" style:family="text">
      <style:text-properties fo:language="en" fo:country="US" officeooo:rsid="00be5233"/>
    </style:style>
    <style:style style:name="T7" style:family="text">
      <style:text-properties fo:language="en" fo:country="US" officeooo:rsid="00bf6edb"/>
    </style:style>
    <style:style style:name="T8" style:family="text">
      <style:text-properties fo:language="en" fo:country="US" officeooo:rsid="00c2cfc4"/>
    </style:style>
    <style:style style:name="T9" style:family="text">
      <style:text-properties fo:language="en" fo:country="US" officeooo:rsid="00c3b1e2"/>
    </style:style>
    <style:style style:name="T10" style:family="text">
      <style:text-properties fo:language="en" fo:country="US" fo:font-weight="normal" officeooo:rsid="00c3b1e2" style:font-weight-asian="normal" style:font-weight-complex="normal"/>
    </style:style>
    <style:style style:name="T11" style:family="text">
      <style:text-properties fo:language="en" fo:country="US" officeooo:rsid="00c71c7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28e42" style:font-weight-asian="bold" style:font-weight-complex="bold"/>
    </style:style>
    <style:style style:name="T14" style:family="text">
      <style:text-properties officeooo:rsid="00328e42"/>
    </style:style>
    <style:style style:name="T15" style:family="text">
      <style:text-properties officeooo:rsid="0039bf97"/>
    </style:style>
    <style:style style:name="T16" style:family="text">
      <style:text-properties officeooo:rsid="00160dc7"/>
    </style:style>
    <style:style style:name="T17" style:family="text">
      <style:text-properties officeooo:rsid="00b09864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5e1027"/>
    </style:style>
    <style:style style:name="T20" style:family="text">
      <style:text-properties fo:language="ru" fo:country="RU" officeooo:rsid="00c3b1e2"/>
    </style:style>
    <style:style style:name="T21" style:family="text">
      <style:text-properties fo:language="ru" fo:country="RU" fo:font-weight="normal" officeooo:rsid="00c3b1e2" style:font-weight-asian="normal" style:font-weight-complex="normal"/>
    </style:style>
    <style:style style:name="T22" style:family="text">
      <style:text-properties fo:language="ru" fo:country="RU" fo:font-weight="normal" officeooo:rsid="00c71c78" style:font-weight-asian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39bf97" style:font-style-asian="normal" style:font-style-complex="normal"/>
    </style:style>
    <style:style style:name="T25" style:family="text">
      <style:text-properties fo:font-style="normal" officeooo:rsid="005e1027" style:font-style-asian="normal" style:font-style-complex="normal"/>
    </style:style>
    <style:style style:name="T26" style:family="text">
      <style:text-properties officeooo:rsid="00b6092d"/>
    </style:style>
    <style:style style:name="T27" style:family="text">
      <style:text-properties officeooo:rsid="00b86120"/>
    </style:style>
    <style:style style:name="T28" style:family="text">
      <style:text-properties officeooo:rsid="00baf677"/>
    </style:style>
    <style:style style:name="T29" style:family="text">
      <style:text-properties officeooo:rsid="00bc73c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bc73ca" style:font-weight-asian="normal" style:font-weight-complex="normal"/>
    </style:style>
    <style:style style:name="T32" style:family="text">
      <style:text-properties fo:font-weight="normal" officeooo:rsid="00c0f1ee" style:font-weight-asian="normal" style:font-weight-complex="normal"/>
    </style:style>
    <style:style style:name="T33" style:family="text">
      <style:text-properties fo:font-weight="normal" officeooo:rsid="00c2cfc4" style:font-weight-asian="normal" style:font-weight-complex="normal"/>
    </style:style>
    <style:style style:name="T34" style:family="text">
      <style:text-properties fo:font-weight="normal" officeooo:rsid="00c3b1e2" style:font-weight-asian="normal" style:font-weight-complex="normal"/>
    </style:style>
    <style:style style:name="T35" style:family="text">
      <style:text-properties fo:font-weight="normal" officeooo:rsid="00c71c78" style:font-weight-asian="normal" style:font-weight-complex="normal"/>
    </style:style>
    <style:style style:name="T36" style:family="text">
      <style:text-properties officeooo:rsid="00c79a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1">Министерство образования, науки и молодежной политики</text:p>
      <text:p text:style-name="P5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6"><text:span text:style-name="Emphasis"><text:span text:style-name="T1"/></text:span></text:p>
      <text:p text:style-name="P2"/>
      <text:p text:style-name="P2"/>
      <text:p text:style-name="P11"/>
      <text:p text:style-name="P13">СИСТЕМНОЕ ПРОГРАММИРОВАНИЕ</text:p>
      <text:p text:style-name="P12"/>
      <text:p text:style-name="P12"/>
      <text:p text:style-name="P14">ЛАБОРАТОРНАЯ РАБОТА №<text:span text:style-name="T5">4</text:span></text:p>
      <text:p text:style-name="P3">по теме:</text:p>
      <text:p text:style-name="P16"><text:span text:style-name="T3">Д</text:span><text:span text:style-name="T2">инамические массивы</text:span></text:p>
      <text:p text:style-name="P4"/>
      <text:p text:style-name="P4"/>
      <text:p text:style-name="P7"><text:span text:style-name="T12">Выполн</text:span><text:span text:style-name="T13">ил:</text:span><text:span text:style-name="T14"> </text:span></text:p>
      <text:p text:style-name="P7"><text:span text:style-name="T15">студент ЕПК,</text:span> <text:span text:style-name="T26">И-32 </text:span><text:span text:style-name="T15">групп</text:span><text:span text:style-name="T26">ы</text:span> </text:p>
      <text:p text:style-name="P33">Самсыка Р. М.</text:p>
      <text:p text:style-name="P17"/>
      <text:p text:style-name="P18"><text:span text:style-name="T15">Проверил</text:span>:</text:p>
      <text:p text:style-name="P8"><text:span text:style-name="T15">преподаватель</text:span><text:span text:style-name="T16"> </text:span><text:span text:style-name="T17">специальных </text:span><text:span text:style-name="T19">дисциплины</text:span></text:p>
      <text:p text:style-name="P15">Фомин А. Т.</text:p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19"><text:span text:style-name="Emphasis"/></text:p>
      <text:p text:style-name="P6">Ейск <text:span text:style-name="Emphasis"><text:span text:style-name="T23">20</text:span></text:span><text:span text:style-name="Emphasis"><text:span text:style-name="T24">2</text:span></text:span><text:span text:style-name="Emphasis"><text:span text:style-name="T25">4</text:span></text:span></text:p>
      <text:h text:style-name="P20" text:outline-level="2">1. Цель работы:</text:h>
      <text:p text:style-name="Text_20_body"><text:tab/>Получить практические навыки выделения, перераспределения и освобождение памяти при работе с динамическими массивами</text:p>
      <text:h text:style-name="P21" text:outline-level="2">3. Постановка задачи</text:h>
      <text:list text:style-name="WW8Num60">
        <text:list-item>
          <text:p text:style-name="P32">Сформировать динамический одномерный массив, заполнить его случайными числами и вывести на печать.</text:p>
        </text:list-item>
        <text:list-item>
          <text:p text:style-name="P32">Выполнить указанное в варианте задание и вывести полученный массив на печать.</text:p>
        </text:list-item>
        <text:list-item>
          <text:p text:style-name="P32">Сформировать динамический двумерный массив, заполнить его случайными числами и вывести на печать.</text:p>
        </text:list-item>
        <text:list-item>
          <text:p text:style-name="P32">Выполнить указанное в варианте задание и вывести полученный массив на печать.</text:p>
        </text:list-item>
      </text:list>
      <text:h text:style-name="P21" text:outline-level="2">4. Варианты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Text_20_body">№ варианта</text:p>
          </table:table-cell>
          <table:table-cell table:style-name="Таблица18.A1" office:value-type="string">
            <text:p text:style-name="Text_20_body">Одномерный массив</text:p>
          </table:table-cell>
          <table:table-cell table:style-name="Таблица18.C1" office:value-type="string">
            <text:p text:style-name="Text_20_body">Двумерный массив</text:p>
          </table:table-cell>
        </table:table-row>
        <table:table-row table:style-name="Таблица18.1">
          <table:table-cell table:style-name="Таблица18.A1" office:value-type="string">
            <text:p text:style-name="Text_20_body">17</text:p>
          </table:table-cell>
          <table:table-cell table:style-name="Таблица18.A1" office:value-type="string">
            <text:p text:style-name="Text_20_body">Добавить после каждого четного элемента элемент со значением 0</text:p>
          </table:table-cell>
          <table:table-cell table:style-name="Таблица18.C1" office:value-type="string">
            <text:p text:style-name="Text_20_body">Удалить все строки, в которых есть хотя бы один нулевой элемент </text:p>
          </table:table-cell>
        </table:table-row>
      </table:table>
      <text:h text:style-name="P21" text:outline-level="2">5. <text:span text:style-name="T27">Выполнение задания</text:span></text:h>
      <text:p text:style-name="P36">Листинг 1. <text:span text:style-name="T4">main </text:span><text:span text:style-name="T18">и определение методов</text:span></text:p>
      <text:list text:style-name="Нумерация_20_кода">
        <text:list-item>
          <text:p text:style-name="P37">#include &lt;iostream&gt;</text:p>
        </text:list-item>
        <text:list-item>
          <text:p text:style-name="P37">#include &lt;ctime&gt;</text:p>
        </text:list-item>
        <text:list-item>
          <text:p text:style-name="P37">#include &lt;random&gt;</text:p>
        </text:list-item>
        <text:list-item>
          <text:p text:style-name="P37"/>
        </text:list-item>
        <text:list-item>
          <text:p text:style-name="P37">using namespace std;</text:p>
        </text:list-item>
        <text:list-item>
          <text:p text:style-name="P37">int* InitMas(int);</text:p>
        </text:list-item>
        <text:list-item>
          <text:p text:style-name="P37">int** InitMatr(int);</text:p>
        </text:list-item>
        <text:list-item>
          <text:p text:style-name="P37">int* InputMas(int*, int);</text:p>
        </text:list-item>
        <text:list-item>
          <text:p text:style-name="P37">int** InputMatr(int**, int);</text:p>
        </text:list-item>
        <text:list-item>
          <text:p text:style-name="P37">void OutputAll(int*, int**, int);</text:p>
        </text:list-item>
        <text:list-item>
          <text:p text:style-name="P37"><text:soft-page-break/>void AddZero(int*, int);</text:p>
        </text:list-item>
        <text:list-item>
          <text:p text:style-name="P37">void DeleteZero(int**, int);</text:p>
        </text:list-item>
        <text:list-item>
          <text:p text:style-name="P37">int Rand();</text:p>
        </text:list-item>
        <text:list-item>
          <text:p text:style-name="P37"/>
        </text:list-item>
        <text:list-item>
          <text:p text:style-name="P37">int main()</text:p>
        </text:list-item>
        <text:list-item>
          <text:p text:style-name="P37">{</text:p>
        </text:list-item>
        <text:list-item>
          <text:p text:style-name="P37"><text:s text:c="4"/>int* massive = nullptr;</text:p>
        </text:list-item>
        <text:list-item>
          <text:p text:style-name="P37"><text:s text:c="4"/>int** matrix = nullptr;</text:p>
        </text:list-item>
        <text:list-item>
          <text:p text:style-name="P37"><text:s text:c="4"/>int n = 5;</text:p>
        </text:list-item>
        <text:list-item>
          <text:p text:style-name="P37"><text:s text:c="4"/>int k = 0;</text:p>
        </text:list-item>
        <text:list-item>
          <text:p text:style-name="P37"><text:s text:c="4"/>do</text:p>
        </text:list-item>
        <text:list-item>
          <text:p text:style-name="P37"><text:s text:c="4"/>{</text:p>
        </text:list-item>
        <text:list-item>
          <text:p text:style-name="P37"><text:s text:c="8"/>cout &lt;&lt; "1. Формирование массива\n";</text:p>
        </text:list-item>
        <text:list-item>
          <text:p text:style-name="P37"><text:s text:c="8"/>cout &lt;&lt; "2. Печать массива\n";</text:p>
        </text:list-item>
        <text:list-item>
          <text:p text:style-name="P37"><text:s text:c="8"/>cout &lt;&lt; "3. Удаление из массива\n";</text:p>
        </text:list-item>
        <text:list-item>
          <text:p text:style-name="P37"><text:s text:c="8"/>cout &lt;&lt; "4. Добавление в массив\n";</text:p>
        </text:list-item>
        <text:list-item>
          <text:p text:style-name="P37"><text:s text:c="8"/>cout &lt;&lt; "5. Выход\n";</text:p>
        </text:list-item>
        <text:list-item>
          <text:p text:style-name="P37"><text:s text:c="8"/>cin &gt;&gt; k;</text:p>
        </text:list-item>
        <text:list-item>
          <text:p text:style-name="P37"><text:s text:c="8"/>switch (k)</text:p>
        </text:list-item>
        <text:list-item>
          <text:p text:style-name="P37"><text:s text:c="8"/>{</text:p>
        </text:list-item>
        <text:list-item>
          <text:p text:style-name="P37"><text:s text:c="12"/>case 1:</text:p>
        </text:list-item>
        <text:list-item>
          <text:p text:style-name="P37"><text:s text:c="12"/>cout &lt;&lt; "Размер массива: ";</text:p>
        </text:list-item>
        <text:list-item>
          <text:p text:style-name="P37"><text:s text:c="12"/>cin &gt;&gt; n;</text:p>
        </text:list-item>
        <text:list-item>
          <text:p text:style-name="P37"><text:s text:c="16"/>massive = InitMas(n);</text:p>
        </text:list-item>
        <text:list-item>
          <text:p text:style-name="P37"><text:s text:c="16"/>matrix = InitMatr(n);</text:p>
        </text:list-item>
        <text:list-item>
          <text:p text:style-name="P37"><text:s text:c="16"/>InputMas(massive, n);</text:p>
        </text:list-item>
        <text:list-item>
          <text:p text:style-name="P37"><text:s text:c="16"/>InputMatr(matrix, n);</text:p>
        </text:list-item>
        <text:list-item>
          <text:p text:style-name="P37"><text:s text:c="12"/>break; //выделение памяти и заполнение</text:p>
        </text:list-item>
        <text:list-item>
          <text:p text:style-name="P37"/>
        </text:list-item>
        <text:list-item>
          <text:p text:style-name="P37"><text:s text:c="12"/>case 2:</text:p>
        </text:list-item>
        <text:list-item>
          <text:p text:style-name="P37"><text:s text:c="16"/>OutputAll(massive, matrix, n);</text:p>
        </text:list-item>
        <text:list-item>
          <text:p text:style-name="P37"><text:s text:c="12"/>break; //печать</text:p>
        </text:list-item>
        <text:list-item>
          <text:p text:style-name="P37"/>
        </text:list-item>
        <text:list-item>
          <text:p text:style-name="P37"><text:s text:c="12"/>case 3: DeleteZero(matrix, n); break; //удаление</text:p>
        </text:list-item>
        <text:list-item>
          <text:p text:style-name="P37"/>
        </text:list-item>
        <text:list-item>
          <text:p text:style-name="P37"><text:s text:c="12"/>case 4: AddZero(massive, n); break; //добавление</text:p>
        </text:list-item>
        <text:list-item>
          <text:p text:style-name="P37"><text:s text:c="8"/>}</text:p>
        </text:list-item>
        <text:list-item>
          <text:p text:style-name="P37"><text:s text:c="4"/>}while (k!=5); //выход</text:p>
        </text:list-item>
        <text:list-item>
          <text:p text:style-name="P37"><text:soft-page-break/><text:s text:c="4"/>delete []massive;</text:p>
        </text:list-item>
        <text:list-item>
          <text:p text:style-name="P37"><text:s text:c="4"/>for(int i=0; i&lt;n; i++) delete matrix[i];</text:p>
        </text:list-item>
        <text:list-item>
          <text:p text:style-name="P37"><text:s text:c="4"/>delete []matrix;</text:p>
        </text:list-item>
        <text:list-item>
          <text:p text:style-name="P37"><text:s text:c="4"/>return 0;</text:p>
        </text:list-item>
        <text:list-item>
          <text:p text:style-name="P37">}</text:p>
        </text:list-item>
      </text:list>
      <text:p text:style-name="P34"/>
      <text:p text:style-name="P36">Листинг 2. методы</text:p>
      <text:list text:continue-numbering="true" text:style-name="Нумерация_20_кода">
        <text:list-item text:start-value="1">
          <text:p text:style-name="P38">int Rand() {</text:p>
        </text:list-item>
        <text:list-item>
          <text:p text:style-name="P38"><text:s text:c="4"/>static default_random_engine rnd(time(0));</text:p>
        </text:list-item>
        <text:list-item>
          <text:p text:style-name="P38"><text:s text:c="4"/>static uniform_int_distribution&lt;int&gt; d(0, 9);</text:p>
        </text:list-item>
        <text:list-item>
          <text:p text:style-name="P38"><text:s text:c="4"/>return d(rnd);</text:p>
        </text:list-item>
        <text:list-item>
          <text:p text:style-name="P38">}</text:p>
        </text:list-item>
        <text:list-item>
          <text:p text:style-name="P38">int* InitMas(int n) {</text:p>
        </text:list-item>
        <text:list-item>
          <text:p text:style-name="P38"><text:s text:c="4"/>int* mas = new int[n];</text:p>
        </text:list-item>
        <text:list-item>
          <text:p text:style-name="P38"><text:s text:c="4"/>return mas;</text:p>
        </text:list-item>
        <text:list-item>
          <text:p text:style-name="P38">}</text:p>
        </text:list-item>
        <text:list-item>
          <text:p text:style-name="P38">int** InitMatr(int n) {</text:p>
        </text:list-item>
        <text:list-item>
          <text:p text:style-name="P38"><text:s text:c="4"/>int** matr = new int* [n];</text:p>
        </text:list-item>
        <text:list-item>
          <text:p text:style-name="P38"><text:s text:c="4"/>for (int i = 0; i &lt; n; i++) matr[i] = new int[n];</text:p>
        </text:list-item>
        <text:list-item>
          <text:p text:style-name="P38"><text:s text:c="4"/>return matr;</text:p>
        </text:list-item>
        <text:list-item>
          <text:p text:style-name="P38">}</text:p>
        </text:list-item>
        <text:list-item>
          <text:p text:style-name="P38">int* InputMas(int* mas, int n) {</text:p>
        </text:list-item>
        <text:list-item>
          <text:p text:style-name="P38"><text:s text:c="4"/>for (int i = 0; i &lt; n; i++) mas[i] = Rand();</text:p>
        </text:list-item>
        <text:list-item>
          <text:p text:style-name="P38"><text:s text:c="4"/>return mas;</text:p>
        </text:list-item>
        <text:list-item>
          <text:p text:style-name="P38">}</text:p>
        </text:list-item>
        <text:list-item>
          <text:p text:style-name="P38">int** InputMatr(int** mas, int n) {</text:p>
        </text:list-item>
        <text:list-item>
          <text:p text:style-name="P38"><text:s text:c="4"/>for (int i = 0; i &lt; n; i++) {</text:p>
        </text:list-item>
        <text:list-item>
          <text:p text:style-name="P38"><text:s text:c="8"/>for (int j = 0; j &lt; n; j++) mas[i][j] = Rand();</text:p>
        </text:list-item>
        <text:list-item>
          <text:p text:style-name="P38"><text:s text:c="4"/>}</text:p>
        </text:list-item>
        <text:list-item>
          <text:p text:style-name="P38"><text:s text:c="4"/>return mas;</text:p>
        </text:list-item>
        <text:list-item>
          <text:p text:style-name="P38">}</text:p>
        </text:list-item>
        <text:list-item>
          <text:p text:style-name="P38">void OutputAll(int* mas, int** matr, int n) {</text:p>
        </text:list-item>
        <text:list-item>
          <text:p text:style-name="P38"><text:s text:c="4"/>cout &lt;&lt; "Массив: ";</text:p>
        </text:list-item>
        <text:list-item>
          <text:p text:style-name="P38"><text:s text:c="4"/>for (int i = 0; i &lt; n; i++) cout &lt;&lt; mas[i] &lt;&lt; " ";</text:p>
        </text:list-item>
        <text:list-item>
          <text:p text:style-name="P38"><text:s text:c="4"/>cout &lt;&lt; endl;</text:p>
        </text:list-item>
        <text:list-item>
          <text:p text:style-name="P38"><text:s text:c="4"/>cout &lt;&lt; "Матрица: \n";</text:p>
        </text:list-item>
        <text:list-item>
          <text:p text:style-name="P38"><text:soft-page-break/><text:s text:c="4"/>for (int i = 0; i &lt; n; i++) {</text:p>
        </text:list-item>
        <text:list-item>
          <text:p text:style-name="P38"><text:s text:c="8"/>for (int j = 0; j &lt; n; j++) cout &lt;&lt; matr[i][j] &lt;&lt; " ";</text:p>
        </text:list-item>
        <text:list-item>
          <text:p text:style-name="P38"><text:s text:c="8"/>cout &lt;&lt; endl;</text:p>
        </text:list-item>
        <text:list-item>
          <text:p text:style-name="P38"><text:s text:c="4"/>}</text:p>
        </text:list-item>
        <text:list-item>
          <text:p text:style-name="P38">}</text:p>
        </text:list-item>
        <text:list-item>
          <text:p text:style-name="P38">void AddZero(int* mas, int n) {</text:p>
        </text:list-item>
        <text:list-item>
          <text:p text:style-name="P38"><text:s text:c="4"/>int zero = 0;</text:p>
        </text:list-item>
        <text:list-item>
          <text:p text:style-name="P38"><text:s text:c="4"/>for (int i = 0; i &lt; n; i++) {</text:p>
        </text:list-item>
        <text:list-item>
          <text:p text:style-name="P38"><text:s text:c="8"/>if (mas[i] % 2 == 0) {</text:p>
        </text:list-item>
        <text:list-item>
          <text:p text:style-name="P38"><text:s text:c="12"/>zero++;</text:p>
        </text:list-item>
        <text:list-item>
          <text:p text:style-name="P38"><text:s text:c="8"/>}</text:p>
        </text:list-item>
        <text:list-item>
          <text:p text:style-name="P38"><text:s text:c="4"/>}</text:p>
        </text:list-item>
        <text:list-item>
          <text:p text:style-name="P38"><text:s text:c="4"/>int* newmas = new int[n + zero];</text:p>
        </text:list-item>
        <text:list-item>
          <text:p text:style-name="P38"><text:s text:c="4"/>int j = 0; </text:p>
        </text:list-item>
        <text:list-item>
          <text:p text:style-name="P38"><text:s text:c="4"/>for (int i = 0; i &lt; n; i++) {</text:p>
        </text:list-item>
        <text:list-item>
          <text:p text:style-name="P38"><text:s text:c="8"/>newmas[j++] = mas[i];</text:p>
        </text:list-item>
        <text:list-item>
          <text:p text:style-name="P38"><text:s text:c="8"/>if (mas[i] % 2 == 0) {</text:p>
        </text:list-item>
        <text:list-item>
          <text:p text:style-name="P38"><text:s text:c="12"/>newmas[j++] = 0;</text:p>
        </text:list-item>
        <text:list-item>
          <text:p text:style-name="P38"><text:s text:c="8"/>}</text:p>
        </text:list-item>
        <text:list-item>
          <text:p text:style-name="P38"><text:s text:c="4"/>}</text:p>
        </text:list-item>
        <text:list-item>
          <text:p text:style-name="P38"/>
        </text:list-item>
        <text:list-item>
          <text:p text:style-name="P38"><text:s text:c="4"/>cout &lt;&lt; "Новый массив с нулями: ";</text:p>
        </text:list-item>
        <text:list-item>
          <text:p text:style-name="P38"><text:s text:c="4"/>for (int i = 0; i &lt; j; i++) {</text:p>
        </text:list-item>
        <text:list-item>
          <text:p text:style-name="P38"><text:s text:c="8"/>cout &lt;&lt; newmas[i] &lt;&lt; " ";</text:p>
        </text:list-item>
        <text:list-item>
          <text:p text:style-name="P38"><text:s text:c="4"/>}</text:p>
        </text:list-item>
        <text:list-item>
          <text:p text:style-name="P38"><text:s text:c="4"/>cout &lt;&lt; endl;</text:p>
        </text:list-item>
        <text:list-item>
          <text:p text:style-name="P38"><text:s text:c="4"/>delete[] newmas;</text:p>
        </text:list-item>
        <text:list-item>
          <text:p text:style-name="P38">}</text:p>
        </text:list-item>
        <text:list-item>
          <text:p text:style-name="P38">void DeleteZero(int** matr, int n) {</text:p>
        </text:list-item>
        <text:list-item>
          <text:p text:style-name="P38"><text:s text:c="4"/>int zeroline = 0;</text:p>
        </text:list-item>
        <text:list-item>
          <text:p text:style-name="P38"><text:s text:c="4"/>for (int i = 0; i &lt; n; i++) {</text:p>
        </text:list-item>
        <text:list-item>
          <text:p text:style-name="P38"><text:s text:c="8"/>for (int j = 0; j &lt; n; j++) {</text:p>
        </text:list-item>
        <text:list-item>
          <text:p text:style-name="P38"><text:s text:c="12"/>if (matr[i][j] == 0) {</text:p>
        </text:list-item>
        <text:list-item>
          <text:p text:style-name="P38"><text:s text:c="16"/>zeroline++;</text:p>
        </text:list-item>
        <text:list-item>
          <text:p text:style-name="P38"><text:s text:c="16"/>break;</text:p>
        </text:list-item>
        <text:list-item>
          <text:p text:style-name="P38"><text:s text:c="12"/>}</text:p>
        </text:list-item>
        <text:list-item>
          <text:p text:style-name="P38"><text:s text:c="8"/>}</text:p>
        </text:list-item>
        <text:list-item>
          <text:p text:style-name="P38"><text:s text:c="4"/>}</text:p>
        </text:list-item>
        <text:list-item>
          <text:p text:style-name="P38"><text:soft-page-break/><text:s text:c="4"/>int** newmatr = new int*[n-zeroline];</text:p>
        </text:list-item>
        <text:list-item>
          <text:p text:style-name="P38"><text:s text:c="4"/>for (int i = 0; i &lt; n-zeroline; i++) {</text:p>
        </text:list-item>
        <text:list-item>
          <text:p text:style-name="P38"><text:s text:c="8"/>newmatr[i] = new int[n];</text:p>
        </text:list-item>
        <text:list-item>
          <text:p text:style-name="P38"><text:s text:c="4"/>}</text:p>
        </text:list-item>
        <text:list-item>
          <text:p text:style-name="P38"><text:s text:c="4"/>int ind = 0;</text:p>
        </text:list-item>
        <text:list-item>
          <text:p text:style-name="P38"><text:s text:c="4"/>bool temp;</text:p>
        </text:list-item>
        <text:list-item>
          <text:p text:style-name="P38"><text:s text:c="4"/>for (int i = 0; i &lt; n; i++) {</text:p>
        </text:list-item>
        <text:list-item>
          <text:p text:style-name="P38"><text:s text:c="8"/>temp = false;</text:p>
        </text:list-item>
        <text:list-item>
          <text:p text:style-name="P38"><text:s text:c="8"/>for (int j = 0; j &lt; n; j++) {</text:p>
        </text:list-item>
        <text:list-item>
          <text:p text:style-name="P38"><text:s text:c="12"/>if (matr[i][j] == 0) {</text:p>
        </text:list-item>
        <text:list-item>
          <text:p text:style-name="P38"><text:s text:c="16"/>temp = true;</text:p>
        </text:list-item>
        <text:list-item>
          <text:p text:style-name="P38"><text:s text:c="16"/>break;</text:p>
        </text:list-item>
        <text:list-item>
          <text:p text:style-name="P38"><text:s text:c="12"/>}</text:p>
        </text:list-item>
        <text:list-item>
          <text:p text:style-name="P38"><text:s text:c="8"/>}</text:p>
        </text:list-item>
        <text:list-item>
          <text:p text:style-name="P38"><text:s text:c="8"/>if (temp) continue;</text:p>
        </text:list-item>
        <text:list-item>
          <text:p text:style-name="P38"><text:s text:c="8"/>for (int j = 0; j &lt; n; j++) {</text:p>
        </text:list-item>
        <text:list-item>
          <text:p text:style-name="P38"><text:s text:c="12"/>newmatr[ind][j] = matr[i][j];</text:p>
        </text:list-item>
        <text:list-item>
          <text:p text:style-name="P38"><text:s text:c="8"/>}</text:p>
        </text:list-item>
        <text:list-item>
          <text:p text:style-name="P38"><text:s text:c="8"/>ind++;</text:p>
        </text:list-item>
        <text:list-item>
          <text:p text:style-name="P38"><text:s text:c="4"/>}</text:p>
        </text:list-item>
        <text:list-item>
          <text:p text:style-name="P38"/>
        </text:list-item>
        <text:list-item>
          <text:p text:style-name="P38"><text:s text:c="4"/>cout &lt;&lt; "Новая матрица без нулей: \n";</text:p>
        </text:list-item>
        <text:list-item>
          <text:p text:style-name="P38"><text:s text:c="4"/>for (int i = 0; i &lt; n-zeroline; i++) {</text:p>
        </text:list-item>
        <text:list-item>
          <text:p text:style-name="P38"><text:s text:c="8"/>for (int j = 0; j &lt; n; j++) {</text:p>
        </text:list-item>
        <text:list-item>
          <text:p text:style-name="P38"><text:s text:c="12"/>cout &lt;&lt; newmatr[i][j]&lt;&lt;" ";</text:p>
        </text:list-item>
        <text:list-item>
          <text:p text:style-name="P38"><text:s text:c="8"/>}</text:p>
        </text:list-item>
        <text:list-item>
          <text:p text:style-name="P38"><text:s text:c="8"/>cout &lt;&lt; endl;</text:p>
        </text:list-item>
        <text:list-item>
          <text:p text:style-name="P38"><text:s text:c="4"/>}</text:p>
        </text:list-item>
        <text:list-item>
          <text:p text:style-name="P38"><text:s text:c="4"/>for (int i = 0; i &lt; n-zeroline; i++) delete newmatr[i];</text:p>
        </text:list-item>
        <text:list-item>
          <text:p text:style-name="P38"><text:s text:c="4"/>delete[]newmatr;</text:p>
        </text:list-item>
        <text:list-item>
          <text:p text:style-name="P38">}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soft-page-break/>Вывод в консоль:</text:p>
      <text:p text:style-name="Вывод_20_текст_20_в_20_консоли">1. Формирование массива</text:p>
      <text:p text:style-name="Вывод_20_текст_20_в_20_консоли">2. Печать массива</text:p>
      <text:p text:style-name="Вывод_20_текст_20_в_20_консоли">3. Удаление из массива</text:p>
      <text:p text:style-name="Вывод_20_текст_20_в_20_консоли">4. Добавление в массив</text:p>
      <text:p text:style-name="Вывод_20_текст_20_в_20_консоли">5. Выход</text:p>
      <text:p text:style-name="Вывод_20_текст_20_в_20_консоли">1</text:p>
      <text:p text:style-name="Вывод_20_текст_20_в_20_консоли">Размер массива: 5</text:p>
      <text:p text:style-name="Вывод_20_текст_20_в_20_консоли">1. Формирование массива</text:p>
      <text:p text:style-name="Вывод_20_текст_20_в_20_консоли">2. Печать массива</text:p>
      <text:p text:style-name="Вывод_20_текст_20_в_20_консоли">3. Удаление из массива</text:p>
      <text:p text:style-name="Вывод_20_текст_20_в_20_консоли">4. Добавление в массив</text:p>
      <text:p text:style-name="Вывод_20_текст_20_в_20_консоли">5. Выход</text:p>
      <text:p text:style-name="Вывод_20_текст_20_в_20_консоли">2</text:p>
      <text:p text:style-name="Вывод_20_текст_20_в_20_консоли">Массив: 9 3 8 7 8</text:p>
      <text:p text:style-name="Вывод_20_текст_20_в_20_консоли">Матрица:</text:p>
      <text:p text:style-name="Вывод_20_текст_20_в_20_консоли">0 4 1 8 0</text:p>
      <text:p text:style-name="Вывод_20_текст_20_в_20_консоли">0 5 8 2 9</text:p>
      <text:p text:style-name="Вывод_20_текст_20_в_20_консоли">9 0 0 2 9</text:p>
      <text:p text:style-name="Вывод_20_текст_20_в_20_консоли">9 1 3 2 9</text:p>
      <text:p text:style-name="Вывод_20_текст_20_в_20_консоли">9 9 4 9 4</text:p>
      <text:p text:style-name="Вывод_20_текст_20_в_20_консоли">1. Формирование массива</text:p>
      <text:p text:style-name="Вывод_20_текст_20_в_20_консоли">2. Печать массива</text:p>
      <text:p text:style-name="Вывод_20_текст_20_в_20_консоли">3. Удаление из массива</text:p>
      <text:p text:style-name="Вывод_20_текст_20_в_20_консоли">4. Добавление в массив</text:p>
      <text:p text:style-name="Вывод_20_текст_20_в_20_консоли">5. Выход</text:p>
      <text:p text:style-name="Вывод_20_текст_20_в_20_консоли">3</text:p>
      <text:p text:style-name="Вывод_20_текст_20_в_20_консоли">Новая матрица без нулей:</text:p>
      <text:p text:style-name="Вывод_20_текст_20_в_20_консоли">9 1 3 2 9</text:p>
      <text:p text:style-name="Вывод_20_текст_20_в_20_консоли">9 9 4 9 4</text:p>
      <text:p text:style-name="Вывод_20_текст_20_в_20_консоли">1. Формирование массива</text:p>
      <text:p text:style-name="Вывод_20_текст_20_в_20_консоли">2. Печать массива</text:p>
      <text:p text:style-name="Вывод_20_текст_20_в_20_консоли">3. Удаление из массива</text:p>
      <text:p text:style-name="Вывод_20_текст_20_в_20_консоли">4. Добавление в массив</text:p>
      <text:p text:style-name="Вывод_20_текст_20_в_20_консоли">5. Выход</text:p>
      <text:p text:style-name="Вывод_20_текст_20_в_20_консоли">4</text:p>
      <text:p text:style-name="Вывод_20_текст_20_в_20_консоли">Новый массив с нулями: 9 3 8 0 7 8 0</text:p>
      <text:p text:style-name="Вывод_20_текст_20_в_20_консоли"><text:soft-page-break/>1. Формирование массива</text:p>
      <text:p text:style-name="Вывод_20_текст_20_в_20_консоли">2. Печать массива</text:p>
      <text:p text:style-name="Вывод_20_текст_20_в_20_консоли">3. Удаление из массива</text:p>
      <text:p text:style-name="Вывод_20_текст_20_в_20_консоли">4. Добавление в массив</text:p>
      <text:p text:style-name="Вывод_20_текст_20_в_20_консоли">5. Выход</text:p>
      <text:p text:style-name="Вывод_20_текст_20_в_20_консоли">5</text:p>
      <text:p text:style-name="Standard"/>
      <text:h text:style-name="P23" text:outline-level="3"><text:span text:style-name="T28">Описание данных</text:span></text:h>
      <text:p text:style-name="P25">InitMas() - <text:span text:style-name="T31">Инициализация массива</text:span></text:p>
      <text:p text:style-name="P25">InitMatr() - <text:span text:style-name="T31">Инициализация матрицы</text:span></text:p>
      <text:p text:style-name="P25">InputMas() - <text:span text:style-name="T31">Заполнение массива по указателю</text:span></text:p>
      <text:p text:style-name="P25">InputMatr() - <text:span text:style-name="T31">Заполнение матрицы по указателю</text:span></text:p>
      <text:p text:style-name="P25">OutputAll() - <text:span text:style-name="T31">Вывод массива и матрицы</text:span></text:p>
      <text:p text:style-name="P25">AddZero() - <text:span text:style-name="T31">Добавление нулей после чётных элементов массива</text:span></text:p>
      <text:p text:style-name="P25">DeleteZero(<text:span text:style-name="T29">) - </text:span><text:span text:style-name="T31">удаление строк содержащих хотя бы один ноль в матрице</text:span></text:p>
      <text:p text:style-name="P25">Rand() - <text:span text:style-name="T31">Генерирует случайное число</text:span></text:p>
      <text:p text:style-name="P26"><text:span text:style-name="T6">massive</text:span> — <text:span text:style-name="T32">ссылка на область памяти под массив</text:span></text:p>
      <text:p text:style-name="P28"><text:span text:style-name="T7">matrix</text:span> — <text:span text:style-name="T32">ссылка на область памяти под массив</text:span></text:p>
      <text:p text:style-name="P27"><text:span text:style-name="T8">n</text:span> — <text:span text:style-name="T33">размер массива и матрицы</text:span></text:p>
      <text:p text:style-name="P27"><text:span text:style-name="T6">mas</text:span> — <text:span text:style-name="T34">аналог </text:span><text:span text:style-name="T10">massive </text:span><text:span text:style-name="T21">для методов (локальная переменная)</text:span></text:p>
      <text:p text:style-name="P29"><text:span text:style-name="T6">ma</text:span><text:span text:style-name="T9">tr</text:span> — <text:span text:style-name="T34">аналог m</text:span><text:span text:style-name="T10">atrix </text:span><text:span text:style-name="T21">для методов (локальная переменная)</text:span></text:p>
      <text:p text:style-name="P30"><text:span text:style-name="T11">new</text:span><text:span text:style-name="T6">mas</text:span> —<text:span text:style-name="T30"> </text:span><text:span text:style-name="T35">новый массив для задачи</text:span><text:span text:style-name="T21"> (локальная переменная)</text:span></text:p>
      <text:p text:style-name="P30"><text:span text:style-name="T11">new</text:span><text:span text:style-name="T6">ma</text:span><text:span text:style-name="T9">tr</text:span><text:span text:style-name="T20"> —</text:span><text:span text:style-name="T21"> </text:span><text:span text:style-name="T22">новая матрица для задачи</text:span><text:span text:style-name="T21"> (локальная переменная)</text:span></text:p>
      <text:p text:style-name="P27"><text:span text:style-name="T31"/></text:p>
      <text:p text:style-name="P27"><text:span text:style-name="T31"/></text:p>
      <text:h text:style-name="P22" text:outline-level="2">Вывод</text:h>
      <text:p text:style-name="P35">В ходе выполнения данной лабораторной работы было разработано консольное приложение для работы с динамическим массивом и матрицей, а имнно: инициализация, заполнение, вывод и два метода по заданию. <text:span text:style-name="T36">Проведена работа с памятью с использованием ссылок и очищения памят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25M29S</meta:editing-duration>
    <meta:editing-cycles>80</meta:editing-cycles>
    <meta:generator>LibreOffice/24.2.4.2$Windows_X86_64 LibreOffice_project/51a6219feb6075d9a4c46691dcfe0cd9c4fff3c2</meta:generator>
    <dc:title>Реферат ГОСТ</dc:title>
    <dc:date>2024-10-29T22:28:15.552000000</dc:date>
    <meta:print-date>2024-10-28T00:00:41.522619861</meta:print-date>
    <meta:printed-by>Файлы PDF</meta:printed-by>
    <meta:document-statistic meta:table-count="1" meta:image-count="0" meta:object-count="0" meta:page-count="8" meta:paragraph-count="244" meta:word-count="1168" meta:character-count="6746" meta:non-whitespace-character-count="5145"/>
  </office:meta>
</office:document-meta>
</file>